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15in" fo:margin-left="0in" table:align="left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3.1701in"/>
    </style:style>
    <style:style style:name="Table1.C" style:family="table-column">
      <style:table-column-properties style:column-width="2.0236in"/>
    </style:style>
    <style:style style:name="Table1.E" style:family="table-column">
      <style:table-column-properties style:column-width="2.0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P2" style:family="paragraph" style:parent-style-name="Table_20_Contents">
      <style:text-properties fo:font-size="8pt" fo:language="zxx" fo:country="none" officeooo:rsid="001df447" officeooo:paragraph-rsid="001df447" style:font-size-asian="8pt" style:language-asian="zxx" style:country-asian="none" style:font-size-complex="8pt" style:language-complex="zxx" style:country-complex="none"/>
    </style:style>
    <style:style style:name="P3" style:family="paragraph" style:parent-style-name="Table_20_Contents">
      <style:text-properties fo:font-size="8pt" fo:language="zxx" fo:country="none" officeooo:rsid="001e4616" officeooo:paragraph-rsid="001e4616" style:font-size-asian="8pt" style:language-asian="zxx" style:country-asian="none" style:font-size-complex="8pt" style:language-complex="zxx" style:country-complex="none"/>
    </style:style>
    <style:style style:name="P4" style:family="paragraph" style:parent-style-name="Heading_20_1">
      <style:text-properties officeooo:rsid="001fac09" officeooo:paragraph-rsid="001fac09"/>
    </style:style>
    <style:style style:name="P5" style:family="paragraph" style:parent-style-name="Standard">
      <style:text-properties officeooo:paragraph-rsid="001fac09"/>
    </style:style>
    <style:style style:name="P6" style:family="paragraph" style:parent-style-name="Text_20_body">
      <style:text-properties fo:font-size="8pt" officeooo:rsid="001e4616" officeooo:paragraph-rsid="001e4616" style:font-size-asian="8pt" style:font-size-complex="8pt"/>
    </style:style>
    <style:style style:name="T1" style:family="text">
      <style:text-properties officeooo:rsid="001df447"/>
    </style:style>
    <style:style style:name="T2" style:family="text">
      <style:text-properties officeooo:rsid="001fac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stprotokoll</text:p>
      <text:p text:style-name="P6">Autor: Jonas Tochtermann, Datum: <text:span text:style-name="T2">5. März 2021 13:05</text:span>, Protokollant: Melvin Tas</text:p>
      <text:h text:style-name="P4" text:outline-level="1">Testfäll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2">Identifikation</text:p>
          </table:table-cell>
          <table:table-cell table:style-name="Table1.A1" office:value-type="string">
            <text:p text:style-name="P2">Vorbedingungen</text:p>
          </table:table-cell>
          <table:table-cell table:style-name="Table1.A1" office:value-type="string">
            <text:p text:style-name="P2">Vorgehen</text:p>
          </table:table-cell>
          <table:table-cell table:style-name="Table1.A1" office:value-type="string">
            <text:p text:style-name="P2">Erwartetes Resultat</text:p>
          </table:table-cell>
          <table:table-cell table:style-name="Table1.E1" office:value-type="string">
            <text:p text:style-name="P2">Tatsächliches Resultat</text:p>
          </table:table-cell>
        </table:table-row>
        <table:table-row>
          <table:table-cell table:style-name="Table1.A2" office:value-type="string">
            <text:p text:style-name="P1"><text:span text:style-name="T1">s</text:span>howList</text:p>
          </table:table-cell>
          <table:table-cell table:style-name="Table1.A2" office:value-type="string">
            <text:p text:style-name="P1">Bei der Installation werden zwei Orte (Matterhorn und Bundes-</text:p>
            <text:p text:style-name="P1">haus) mitgegeben, sodass die Liste bereits beim ersten Öffnen einen Inhalt</text:p>
            <text:p text:style-name="P1">besitzt.</text:p>
          </table:table-cell>
          <table:table-cell table:style-name="Table1.A2" office:value-type="string">
            <text:p text:style-name="P1">Automatisierter Test zur Überprüfung, ob beim Anzeigen der MainAc-</text:p>
            <text:p text:style-name="P1">tivity eine Liste mit Inhalt angezeigt wird.</text:p>
          </table:table-cell>
          <table:table-cell table:style-name="Table1.A2" office:value-type="string">
            <text:p text:style-name="P1">Die Liste mit den "installierten" Orten (inklusive aller Icons:</text:p>
            <text:p text:style-name="P1">Kompass und Stift) wird angezeigt.</text:p>
          </table:table-cell>
          <table:table-cell table:style-name="Table1.E2" office:value-type="string">
            <text:p text:style-name="P3">Keine automatisirten Tests ; in Ordnung</text:p>
          </table:table-cell>
        </table:table-row>
        <table:table-row>
          <table:table-cell table:style-name="Table1.A2" office:value-type="string">
            <text:p text:style-name="P1"><text:span text:style-name="T1">p</text:span>ickPosition</text:p>
          </table:table-cell>
          <table:table-cell table:style-name="Table1.A2" office:value-type="string">
            <text:p text:style-name="P1">Eine KartenApp ist auf dem Test-Phone vorhanden und brauch-</text:p>
            <text:p text:style-name="P1">bar für eine Datenein- und -ausgabe zwischen Activities. Die MainActivity</text:p>
            <text:p text:style-name="P1">mit der Liste wird angezeigt. Der Testfall showList ist erfolgreich durchge-</text:p>
            <text:p text:style-name="P1">führt worden.</text:p>
          </table:table-cell>
          <table:table-cell table:style-name="Table1.A2" office:value-type="string">
            <text:p text:style-name="P1">Manueller Test; Drücken auf den "Ort hinzufügen" -Button, Eingabe</text:p>
            <text:p text:style-name="P1">"ZLI" im Suchfeld, Drücken auf "Position übernehmen" -Icon.</text:p>
          </table:table-cell>
          <table:table-cell table:style-name="Table1.A2" office:value-type="string">
            <text:p text:style-name="P1">Die EditLocationActivity wird angezeigt mit den Koordi-</text:p>
            <text:p text:style-name="P1">naten "47.3598043 N" (Breitengrad) und "8.5210211 O" (Längengrad). Die</text:p>
            <text:p text:style-name="P1">Angaben dürfen eine Abweichung von +/- 0.001 aufweisen.</text:p>
          </table:table-cell>
          <table:table-cell table:style-name="Table1.E2" office:value-type="string">
            <text:p text:style-name="P3">Feature nicht implementiert</text:p>
          </table:table-cell>
        </table:table-row>
        <table:table-row>
          <table:table-cell table:style-name="Table1.A2" office:value-type="string">
            <text:p text:style-name="P1"><text:span text:style-name="T1">p</text:span>ickName</text:p>
          </table:table-cell>
          <table:table-cell table:style-name="Table1.A2" office:value-type="string">
            <text:p text:style-name="P1">Der Testfall pickPosition wurde ausgeführt und die EditLoca-</text:p>
            <text:p text:style-name="P1">tionActivity wird angezeigt.</text:p>
          </table:table-cell>
          <table:table-cell table:style-name="Table1.A2" office:value-type="string">
            <text:p text:style-name="P1">Manueller Test; Im Feld mit dem Platzhalter "Name des Ortes" wird</text:p>
            <text:p text:style-name="P1">"ZLI" eingegeben, danach wird auf das Icon "Speichern und zurück zur Mai-</text:p>
            <text:p text:style-name="P1">nActivity" geklickt.</text:p>
          </table:table-cell>
          <table:table-cell table:style-name="Table1.A2" office:value-type="string">
            <text:p text:style-name="P1">Die aktualisierte Liste mit dem neuen Eintrag "ZLI" wird</text:p>
            <text:p text:style-name="P1">angezeigt.</text:p>
          </table:table-cell>
          <table:table-cell table:style-name="Table1.E2" office:value-type="string">
            <text:p text:style-name="P3">In Ordnung</text:p>
          </table:table-cell>
        </table:table-row>
        <table:table-row>
          <table:table-cell table:style-name="Table1.A2" office:value-type="string">
            <text:p text:style-name="P1"><text:span text:style-name="T1">s</text:span>howDirection</text:p>
          </table:table-cell>
          <table:table-cell table:style-name="Table1.A2" office:value-type="string">
            <text:p text:style-name="P1">Der Testfall showList wurde durchgeführt. In den Einstellungen</text:p>
            <text:p text:style-name="P1">des Emulators wird als Location Basel (47.5596N, 7.5886O) genommen. Die</text:p>
            <text:p text:style-name="P1">MainActivity wird angezeigt.</text:p>
          </table:table-cell>
          <table:table-cell table:style-name="Table1.A2" office:value-type="string">
            <text:p text:style-name="P1">Manueller Test; Auf der Liste wird mit Klick auf das entsprechende</text:p>
            <text:p text:style-name="P1">Kompass-Icon "Matterhorn" ausgewählt.</text:p>
          </table:table-cell>
          <table:table-cell table:style-name="Table1.A2" office:value-type="string">
            <text:p text:style-name="P1">Die ShowDirectionActivity wird angezeigt mit dem Kom-</text:p>
            <text:p text:style-name="P1">pass und der Richtungsanzeige auf 178°. Auf dem Emulator sollte Norden</text:p>
            <text:p text:style-name="P1">gegen "Oben" sein.</text:p>
          </table:table-cell>
          <table:table-cell table:style-name="Table1.E2" office:value-type="string">
            <text:p text:style-name="P3">In Ordnung</text:p>
          </table:table-cell>
        </table:table-row>
        <table:table-row>
          <table:table-cell table:style-name="Table1.A2" office:value-type="string">
            <text:p text:style-name="P1"><text:span text:style-name="T1">e</text:span>ditPosition</text:p>
          </table:table-cell>
          <table:table-cell table:style-name="Table1.A2" office:value-type="string">
            <text:p text:style-name="P1">Der Testfall showList wurde durchgeführt. Die MainActivity</text:p>
            <text:p text:style-name="P1">wird angezeigt.</text:p>
          </table:table-cell>
          <table:table-cell table:style-name="Table1.A2" office:value-type="string">
            <text:p text:style-name="P1">Manueller Test; Auf der Liste wird mit Klick auf das entsprechende</text:p>
            <text:p text:style-name="P1">Stift-Icon "Bundeshaus" ausgewählt. Nun sollte die EditLocationActivity an-</text:p>
            <text:p text:style-name="P1">gezeigt werden. Mit Klick auf "Ort auswählen" wird auf die SearchOnMa-</text:p>
            <text:p text:style-name="P1">pActivity gewechselt. Im Suchfeld "Freibad Marzili" eingeben. Drücken auf</text:p>
            <text:p text:style-name="P1">"Position übernehmen" -Icon.</text:p>
          </table:table-cell>
          <table:table-cell table:style-name="Table1.A2" office:value-type="string">
            <text:p text:style-name="P1">Die EditLocationActivity wird angezeigt mit den Koordi-</text:p>
            <text:p text:style-name="P1">naten "46.9424203 N" (Breitengrad) und "7.4437811 O" (Längengrad). Die</text:p>
            <text:p text:style-name="P1">Angaben dürfen eine Abweichung von +/- 0.001 aufweisen.</text:p>
          </table:table-cell>
          <table:table-cell table:style-name="Table1.E2" office:value-type="string">
            <text:p text:style-name="P3">Feature nicht implementiert</text:p>
          </table:table-cell>
        </table:table-row>
        <table:table-row>
          <table:table-cell table:style-name="Table1.A2" office:value-type="string">
            <text:p text:style-name="P1"><text:span text:style-name="T1">e</text:span>ditName</text:p>
          </table:table-cell>
          <table:table-cell table:style-name="Table1.A2" office:value-type="string">
            <text:p text:style-name="P1">Der Testfall editPosition wurde durchgeführt. Die EditLocatio-</text:p>
            <text:p text:style-name="P1">nActivity wird angezeigt.</text:p>
          </table:table-cell>
          <table:table-cell table:style-name="Table1.A2" office:value-type="string">
            <text:p text:style-name="P1">Manueller Test; Die TextView mit dem Namen wird ausgewählt. An-</text:p>
            <text:p text:style-name="P1">stelle des bisherigen Textes wird "Marzilibad" eingegeben, danach wird auf</text:p>
            <text:p text:style-name="P1">das Icon "Speichern und zurück zur MainActivity" geklickt.</text:p>
          </table:table-cell>
          <table:table-cell table:style-name="Table1.A2" office:value-type="string">
            <text:p text:style-name="P1">Die aktualisierte Liste mit dem geänderten Eintrag "Marzili"</text:p>
            <text:p text:style-name="P1">wird angezeigt.</text:p>
          </table:table-cell>
          <table:table-cell table:style-name="Table1.E2" office:value-type="string">
            <text:p text:style-name="P3">In Ordnung</text:p>
          </table:table-cell>
        </table:table-row>
      </table:table>
      <text:h text:style-name="Heading_20_1" text:outline-level="1"><text:soft-page-break/>Resultat</text:h>
      <text:p text:style-name="P5"><text:span text:style-name="T2">Die Mehrheit der Features sind vorhanden, wenn auch nicht in der ursprünglich geplanten Weise. Jedoch ist die App noch nicht ohne sehr ausführliche Hilfestellungen zu gebrauchen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2:53:55.641837032</meta:creation-date>
    <dc:date>2021-03-05T13:22:24.634031858</dc:date>
    <meta:editing-duration>PT10M54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2" meta:paragraph-count="70" meta:word-count="420" meta:character-count="3061" meta:non-whitespace-character-count="2710"/>
  </office:meta>
</office:document-meta>
</file>